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UsecaseDocument.doCheckExecution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eateUsecaseDocument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UsecaseDocument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